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80268F13800945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875cm" fo:min-width="8.783cm"/>
    </style:style>
    <style:style style:name="gr2" style:family="graphic" style:parent-style-name="standard">
      <style:graphic-properties draw:fill-color="#ffcccc" draw:textarea-horizontal-align="justify" draw:textarea-vertical-align="middle" draw:auto-grow-height="false" fo:min-height="7.199cm" fo:min-width="7.154cm"/>
    </style:style>
    <style:style style:name="gr3" style:family="graphic" style:parent-style-name="standard">
      <style:graphic-properties draw:fill="hatch" draw:fill-color="#ffff99" draw:fill-hatch-name="Red_20_Crossed_20_45_20_Degrees" draw:opacity="40%" draw:opacity-name="" draw:textarea-horizontal-align="justify" draw:textarea-vertical-align="middle" draw:auto-grow-height="false" fo:min-height="6.315cm" fo:min-width="2.93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cccc"/>
      <style:paragraph-properties fo:text-align="center"/>
    </style:style>
    <style:style style:name="P3" style:family="paragraph">
      <loext:graphic-properties draw:fill="hatch" draw:fill-color="#ffff99" draw:fill-hatch-name="Red_20_Crossed_20_45_20_Degrees" draw:opacity="4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16.129cm" svg:x="1.762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46cm" svg:height="8.255cm" svg:x="2.573cm" svg:y="2.7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6.937cm" svg:x="6.588cm" svg:y="3.2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1.143cm" svg:height="1.143cm" svg:x="5.913cm" svg:y="15.652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143cm" svg:height="1.143cm" svg:x="5.913cm" svg:y="13.65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143cm" svg:height="1.143cm" svg:x="5.913cm" svg:y="11.652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.143cm" svg:height="1.143cm" svg:x="3.913cm" svg:y="9.652cm">
          <text:p text:style-name="P4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6" draw:id="id6" draw:layer="layout" svg:width="1.143cm" svg:height="1.143cm" svg:x="3.913cm" svg:y="7.652cm">
          <text:p text:style-name="P4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5" draw:id="id5" draw:layer="layout" svg:width="1.143cm" svg:height="1.143cm" svg:x="7.913cm" svg:y="8.652cm">
          <text:p text:style-name="P4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7" draw:id="id7" draw:layer="layout" svg:width="1.143cm" svg:height="1.143cm" svg:x="7.913cm" svg:y="6.652cm">
          <text:p text:style-name="P4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8" draw:id="id8" draw:layer="layout" svg:width="1.143cm" svg:height="1.143cm" svg:x="7.913cm" svg:y="4.652cm">
          <text:p text:style-name="P4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draw:type="line" svg:x1="6.485cm" svg:y1="14.795cm" svg:x2="6.485cm" svg:y2="15.652cm" draw:start-shape="id1" draw:start-glue-point="8" draw:end-shape="id2" draw:end-glue-point="4" svg:d="M6485 14795v857" svg:viewBox="0 0 1 858">
          <text:p/>
        </draw:connector>
        <draw:connector draw:style-name="gr5" draw:text-style-name="P6" draw:layer="layout" draw:type="line" svg:x1="6.485cm" svg:y1="12.795cm" svg:x2="6.485cm" svg:y2="13.652cm" draw:start-shape="id3" draw:start-glue-point="8" draw:end-shape="id1" draw:end-glue-point="4" svg:d="M6485 12795v857" svg:viewBox="0 0 1 858">
          <text:p/>
        </draw:connector>
        <draw:connector draw:style-name="gr5" draw:text-style-name="P6" draw:layer="layout" draw:type="curve" draw:line-skew="0cm 2.01cm 1.953cm" svg:x1="4.485cm" svg:y1="10.795cm" svg:x2="6.485cm" svg:y2="11.652cm" draw:start-shape="id4" draw:start-glue-point="8" draw:end-shape="id3" draw:end-glue-point="4" svg:d="M4485 10795c0 751 936 502 936 405 0-96 1064-371 1064 452" svg:viewBox="0 0 2001 858">
          <text:p/>
        </draw:connector>
        <draw:connector draw:style-name="gr5" draw:text-style-name="P6" draw:layer="layout" draw:type="curve" svg:x1="8.485cm" svg:y1="9.795cm" svg:x2="6.485cm" svg:y2="11.652cm" draw:start-shape="id5" draw:start-glue-point="8" draw:end-shape="id3" draw:end-glue-point="4" svg:d="M8485 9795c0 1392-2000 464-2000 1857" svg:viewBox="0 0 2001 1858">
          <text:p/>
        </draw:connector>
        <draw:connector draw:style-name="gr5" draw:text-style-name="P6" draw:layer="layout" draw:type="curve" svg:x1="4.485cm" svg:y1="8.795cm" svg:x2="4.485cm" svg:y2="9.652cm" draw:start-shape="id6" draw:start-glue-point="8" draw:end-shape="id4" draw:end-glue-point="4" svg:d="M4485 8795v857" svg:viewBox="0 0 1 858">
          <text:p/>
        </draw:connector>
        <draw:connector draw:style-name="gr5" draw:text-style-name="P6" draw:layer="layout" draw:type="curve" svg:x1="8.485cm" svg:y1="7.795cm" svg:x2="8.485cm" svg:y2="8.652cm" draw:start-shape="id7" draw:start-glue-point="8" draw:end-shape="id5" draw:end-glue-point="4" svg:d="M8485 7795v857" svg:viewBox="0 0 1 858">
          <text:p/>
        </draw:connector>
        <draw:connector draw:style-name="gr5" draw:text-style-name="P6" draw:layer="layout" draw:type="curve" svg:x1="8.485cm" svg:y1="5.795cm" svg:x2="8.485cm" svg:y2="6.652cm" draw:start-shape="id8" draw:start-glue-point="8" draw:end-shape="id7" draw:end-glue-point="4" svg:d="M8485 5795v857" svg:viewBox="0 0 1 858">
          <text:p/>
        </draw:connector>
        <draw:frame draw:style-name="gr6" draw:text-style-name="P7" draw:layer="layout" svg:width="4.48cm" svg:height="1.673cm" svg:x="2.778cm" svg:y="3.794cm">
          <draw:text-box>
            <text:p><text:span text:style-name="T1">git log f...h</text:span></text:p>
          </draw:text-box>
        </draw:frame>
        <draw:frame draw:style-name="gr6" draw:text-style-name="P7" draw:layer="layout" svg:width="4.191cm" svg:height="1.673cm" svg:x="6.588cm" svg:y="3.43cm">
          <draw:text-box>
            <text:p><text:span text:style-name="T1">git log f..h</text:span></text:p>
          </draw:text-box>
        </draw:frame>
        <draw:frame draw:style-name="gr6" draw:text-style-name="P7" draw:layer="layout" svg:width="3.683cm" svg:height="1.673cm" svg:x="4.937cm" svg:y="17.23cm">
          <draw:text-box>
            <text:p><text:span text:style-name="T1">git log f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Red_20_Crossed_20_45_20_Degrees" draw:display-name="Red Crossed 45 Degrees" draw:style="double" draw:color="#800000" draw:distance="0.076cm" draw:rotation="450"/>
    <draw:fill-image draw:name="Empty" xlink:href="Pictures/10000000000000080000000880268F138009453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7T23:12:09.124050532</dc:date>
    <meta:editing-duration>PT36M49S</meta:editing-duration>
    <meta:editing-cycles>13</meta:editing-cycles>
    <meta:generator>LibreOffice/5.1.6.2$Linux_X86_64 LibreOffice_project/10m0$Build-2</meta:generator>
    <meta:document-statistic meta:object-count="21"/>
  </office:meta>
</office:document-meta>
</file>